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TablePreview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8cm"/>
    </style:style>
    <style:style style:name="co1" style:family="table-column">
      <style:table-column-properties style:column-width="3.584cm" style:use-optimal-column-width="false"/>
    </style:style>
    <style:style style:name="co2" style:family="table-column">
      <style:table-column-properties style:column-width="9.651cm" style:use-optimal-column-width="false"/>
    </style:style>
    <style:style style:name="co3" style:family="table-column">
      <style:table-column-properties style:column-width="12.035cm" style:use-optimal-column-width="false"/>
    </style:style>
    <style:style style:name="co4" style:family="table-column">
      <style:table-column-properties style:column-width="8.213cm" style:use-optimal-column-width="false"/>
    </style:style>
    <style:style style:name="ro1" style:family="table-row">
      <style:table-row-properties style:row-height="1.716cm"/>
    </style:style>
    <style:style style:name="ro2" style:family="table-row">
      <style:table-row-properties style:row-height="2.441cm"/>
    </style:style>
    <style:style style:name="ro3" style:family="table-row">
      <style:table-row-properties style:row-height="2.444cm"/>
    </style:style>
    <style:style style:name="ro4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family="Arial" style:font-family-generic="swiss" style:font-pitch="variable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text-properties fo:font-family="'Courier 10 Pitch'" style:font-pitch="fixed" fo:font-size="32pt" style:font-size-asian="32pt" style:font-size-complex="32pt"/>
    </style:style>
    <style:style style:name="P6" style:family="paragraph">
      <style:text-properties fo:font-family="'Courier 10 Pitch'" style:font-pitch="fixed"/>
    </style:style>
    <style:style style:name="P7" style:family="paragraph">
      <style:text-properties fo:font-size="15pt" style:font-size-asian="15pt" style:font-size-complex="15pt"/>
    </style:style>
    <style:style style:name="T1" style:family="text">
      <style:text-properties fo:font-size="18pt"/>
    </style:style>
    <style:style style:name="T2" style:family="text">
      <style:text-properties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3" style:family="text">
      <style:text-properties fo:font-family="Arial" style:font-family-generic="swiss" style:font-pitch="variable" fo:font-size="18pt" style:font-size-asian="18pt" style:font-size-complex="18pt"/>
    </style:style>
    <style:style style:name="T4" style:family="text">
      <style:text-properties fo:font-family="'Courier 10 Pitch'" style:font-pitch="fixed" fo:font-size="32pt" style:font-size-asian="32pt" style:font-size-complex="32pt"/>
    </style:style>
    <style:style style:name="T5" style:family="text">
      <style:text-properties fo:font-family="'Courier 10 Pitch'" style:font-pitch="fixe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evidtron episode 001</text:p>
          </draw:text-box>
        </draw:frame>
        <draw:frame presentation:style-name="pr2" draw:layer="layout" svg:width="24.639cm" svg:height="12.179cm" svg:x="1.4cm" svg:y="4.914cm" presentation:class="subtitle">
          <draw:text-box>
            <text:p>Serial Peripheral Interface (SPI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SPI Topology</text:p>
          </draw:text-box>
        </draw:frame>
        <draw:frame draw:style-name="gr2" draw:text-style-name="P1" draw:layer="layout" svg:width="17.49cm" svg:height="13.875cm" svg:x="5.116cm" svg:y="4.159cm">
          <draw:image xlink:href="../SPI_three_slaves.svg" xlink:type="simple" xlink:show="embed" xlink:actuate="onLoad">
            <text:p/>
          </draw:image>
        </draw:frame>
        <draw:frame draw:style-name="gr3" draw:text-style-name="P2" draw:layer="layout" svg:width="19.916cm" svg:height="1.673cm" svg:x="2.286cm" svg:y="18.034cm">
          <draw:text-box>
            <text:p><text:span text:style-name="T1">Picture Source: </text:span><text:span text:style-name="T1"><text:a xlink:href="http://en.wikipedia.org/wiki/File:SPI_three_slaves.svg" xlink:type="simple">http://en.wikipedia.org/wiki/File:SPI_three_slaves.svg</text:a></text:span></text:p>
            <text:p><text:span text:style-name="T1">Author: Colin M.L. Burnett, License: GFD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PI Pins</text:p>
          </draw:text-box>
        </draw:frame>
        <draw:frame draw:style-name="standard" draw:layer="layout" svg:width="25.269cm" svg:height="11.48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Pin</text:p>
              </table:table-cell>
              <table:table-cell>
                <text:p text:style-name="P4">Long Name</text:p>
              </table:table-cell>
              <table:table-cell>
                <text:p text:style-name="P4">Description / Notes</text:p>
                <text:p text:style-name="P4"/>
              </table:table-cell>
            </table:table-row>
            <table:table-row table:style-name="ro2" table:default-cell-style-name="ce1">
              <table:table-cell>
                <text:p text:style-name="P4">SS</text:p>
              </table:table-cell>
              <table:table-cell>
                <text:p text:style-name="P4">Slave Select (Chip Select)</text:p>
              </table:table-cell>
              <table:table-cell>
                <text:p text:style-name="P4">Select Slave Device (low-active)</text:p>
                <text:p text:style-name="P4">Indicate start of transfer (negative edge)</text:p>
                <text:p text:style-name="P4"/>
              </table:table-cell>
            </table:table-row>
            <table:table-row table:style-name="ro2" table:default-cell-style-name="ce1">
              <table:table-cell>
                <text:p text:style-name="P4">SCK</text:p>
              </table:table-cell>
              <table:table-cell>
                <text:p text:style-name="P4">Serial Clock</text:p>
              </table:table-cell>
              <table:table-cell>
                <text:p text:style-name="P4">Generated by Master</text:p>
                <text:p text:style-name="P4">One pulse per transferred bit</text:p>
                <text:p text:style-name="P4"/>
              </table:table-cell>
            </table:table-row>
            <table:table-row table:style-name="ro2" table:default-cell-style-name="ce1">
              <table:table-cell>
                <text:p text:style-name="P4">MOSI</text:p>
              </table:table-cell>
              <table:table-cell>
                <text:p text:style-name="P4">Master Out – Slave In</text:p>
              </table:table-cell>
              <table:table-cell>
                <text:p text:style-name="P4"><text:span text:style-name="T2">Generated</text:span> <text:span text:style-name="T2">by</text:span> <text:span text:style-name="T2">Master</text:span></text:p>
                <text:p text:style-name="P4"><text:span text:style-name="T2">Data is transferred MSB first</text:span></text:p>
                <text:p text:style-name="P4"><text:span text:style-name="T2"/></text:p>
              </table:table-cell>
            </table:table-row>
            <table:table-row table:style-name="ro3" table:default-cell-style-name="ce1">
              <table:table-cell>
                <text:p text:style-name="P4">MISO</text:p>
              </table:table-cell>
              <table:table-cell>
                <text:p text:style-name="P4">Master In – Slave Out</text:p>
              </table:table-cell>
              <table:table-cell table:style-name="ce2">
                <text:p text:style-name="P4"><text:span text:style-name="T3">Generated by active Slave</text:span></text:p>
                <text:p text:style-name="P4"><text:span text:style-name="T2">Data is transferred MSB first</text:span></text:p>
                <text:p text:style-name="P4"><text:span text:style-name="T3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SPI Transfer</text:p>
          </draw:text-box>
        </draw:frame>
        <draw:frame draw:style-name="gr3" draw:layer="layout" svg:width="22.418cm" svg:height="1.673cm" svg:x="2.286cm" svg:y="18.034cm">
          <draw:text-box>
            <text:p>Picture Source: <text:a xlink:href="http://en.wikipedia.org/wiki/File:SPI_8-bit_circular_transfer.svg" xlink:type="simple">http://en.wikipedia.org/wiki/File:SPI_8-bit_circular_transfer.svg</text:a></text:p>
            <text:p>Author: Colin M.L. Burnett, License: GFDL</text:p>
          </draw:text-box>
        </draw:frame>
        <draw:frame draw:style-name="gr2" draw:text-style-name="P1" draw:layer="layout" svg:width="22.753cm" svg:height="9.101cm" svg:x="2.794cm" svg:y="5.75cm">
          <draw:image xlink:href="../SPI_8-bit_circular_transfer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PI Fact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There is no SPI standard. </text:p>
              </text:list-item>
              <text:list-item>
                <text:p>Usually SS is active low and a word has 8 bits.</text:p>
              </text:list-item>
              <text:list-item>
                <text:p>Usually SS is also needed in single-slave configurations.</text:p>
              </text:list-item>
              <text:list-item>
                <text:p>There are 4 different “flavors” of SPI, called “SPI Modes”.</text:p>
              </text:list-item>
              <text:list-item>
                <text:p>It's impossible to transfer a word in one direction without also transferring one in the other dire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PI Modes</text:p>
          </draw:text-box>
        </draw:frame>
        <draw:frame draw:style-name="standard" draw:layer="layout" svg:width="24.638cm" svg:height="4.859cm" svg:x="1.4cm" svg:y="4.914cm" presentation:class="tabl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4" table:default-cell-style-name="ce1">
              <table:table-cell>
                <text:p>SPI Mode</text:p>
              </table:table-cell>
              <table:table-cell>
                <text:p>CPOL (Clock Polarity)</text:p>
              </table:table-cell>
              <table:table-cell>
                <text:p>CPHA (Clock Phase)</text:p>
              </table:table-cell>
            </table:table-row>
            <table:table-row table:style-name="ro4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3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21.876cm" svg:height="8.072cm" svg:x="3.155cm" svg:y="11.192cm">
          <draw:text-box>
            <text:p>CPOL=0</text:p>
            <text:p><text:tab/>Clock idle state is low, Positive pulses for data transfer</text:p>
            <text:p/>
            <text:p>CPOL=1</text:p>
            <text:p><text:tab/>Clock idle state is high, Negative pulses for data transfer</text:p>
            <text:p/>
            <text:p>CPHA=0</text:p>
            <text:p><text:tab/>Data is sampled on leading clock edge, must be set up earlier</text:p>
            <text:p/>
            <text:p>CPHA=1</text:p>
            <text:p><text:tab/>Data is set up on leading clock edge and sampled on trailing clock edg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SPI Mode 0</text:p>
          </draw:text-box>
        </draw:frame>
        <draw:frame draw:style-name="gr3" draw:layer="layout" svg:width="19.065cm" svg:height="3.806cm" svg:x="4.755cm" svg:y="6.192cm">
          <draw:text-box>
            <text:p>CPOL=0</text:p>
            <text:p><text:tab/>Clock idle state is low, Positive pulses for data transfer</text:p>
            <text:p/>
            <text:p>CPHA=0</text:p>
            <text:p><text:tab/>Data is sampled on leading clock edge, must be set up earlier</text:p>
          </draw:text-box>
        </draw:frame>
        <draw:frame draw:style-name="gr2" draw:text-style-name="P1" draw:layer="layout" svg:width="18.52cm" svg:height="7.937cm" svg:x="4.701cm" svg:y="11.158cm">
          <draw:image xlink:href="../timing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SPI Mode 1</text:p>
          </draw:text-box>
        </draw:frame>
        <draw:frame draw:style-name="gr3" draw:text-style-name="P2" draw:layer="layout" svg:width="21.876cm" svg:height="3.806cm" svg:x="4.755cm" svg:y="6.192cm">
          <draw:text-box>
            <text:p><text:span text:style-name="T1">CPOL=0</text:span></text:p>
            <text:p><text:span text:style-name="T1"><text:tab/></text:span><text:span text:style-name="T1">Clock idle state is low, Positive pulses for data transfer</text:span></text:p>
            <text:p><text:span text:style-name="T1"/></text:p>
            <text:p><text:span text:style-name="T1">CPHA=1</text:span></text:p>
            <text:p><text:span text:style-name="T1"><text:tab/></text:span><text:span text:style-name="T1">Data is set up on leading clock edge and sampled on trailing clock edge</text:span></text:p>
          </draw:text-box>
        </draw:frame>
        <draw:frame draw:style-name="gr2" draw:text-style-name="P1" draw:layer="layout" svg:width="18.52cm" svg:height="7.937cm" svg:x="4.701cm" svg:y="11.158cm">
          <draw:image xlink:href="../timing1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SPI Mode 2</text:p>
          </draw:text-box>
        </draw:frame>
        <draw:frame draw:style-name="gr3" draw:text-style-name="P2" draw:layer="layout" svg:width="19.065cm" svg:height="3.806cm" svg:x="4.755cm" svg:y="6.192cm">
          <draw:text-box>
            <text:p>CPOL=1</text:p>
            <text:p><text:tab/>Clock idle state is high, Negative pulses for data transfer</text:p>
            <text:p/>
            <text:p>CPHA=0</text:p>
            <text:p><text:tab/>Data is sampled on leading clock edge, must be set up earlier</text:p>
          </draw:text-box>
        </draw:frame>
        <draw:frame draw:style-name="gr2" draw:text-style-name="P1" draw:layer="layout" svg:width="18.52cm" svg:height="7.937cm" svg:x="4.701cm" svg:y="11.158cm">
          <draw:image xlink:href="../timing2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SPI Mode 3</text:p>
          </draw:text-box>
        </draw:frame>
        <draw:frame draw:style-name="gr3" draw:text-style-name="P2" draw:layer="layout" svg:width="21.876cm" svg:height="3.806cm" svg:x="4.755cm" svg:y="6.192cm">
          <draw:text-box>
            <text:p>CPOL=1</text:p>
            <text:p><text:tab/>Clock idle state is high, Negative pulses for data transfer</text:p>
            <text:p/>
            <text:p>CPHA=1</text:p>
            <text:p><text:tab/>Data is set up on leading clock edge and sampled on trailing clock edge</text:p>
          </draw:text-box>
        </draw:frame>
        <draw:frame draw:style-name="gr2" draw:text-style-name="P1" draw:layer="layout" svg:width="18.52cm" svg:height="7.937cm" svg:x="4.701cm" svg:y="11.158cm">
          <draw:image xlink:href="../timing3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Arduino SPI Example</text:p>
          </draw:text-box>
        </draw:frame>
        <draw:frame presentation:style-name="pr4" draw:text-style-name="P5" draw:layer="layout" svg:width="12.023cm" svg:height="12.18cm" svg:x="1.4cm" svg:y="4.914cm" presentation:class="outline" presentation:user-transformed="true">
          <draw:text-box>
            <text:p><text:span text:style-name="T4">#include &lt;SPI.h&gt;</text:span></text:p>
            <text:p><text:span text:style-name="T4"/></text:p>
            <text:p><text:span text:style-name="T4">#define SPI_PIN_SS <text:s text:c="2"/>10</text:span></text:p>
            <text:p><text:span text:style-name="T4">#define SPI_PIN_MOSI 11</text:span></text:p>
            <text:p><text:span text:style-name="T4">#define SPI_PIN_MISO 12</text:span></text:p>
            <text:p><text:span text:style-name="T4">#define SPI_PIN_SCK <text:s/>13</text:span></text:p>
            <text:p><text:span text:style-name="T4"/></text:p>
            <text:p><text:span text:style-name="T4">void setup()</text:span></text:p>
            <text:p><text:span text:style-name="T4">{</text:span></text:p>
            <text:p><text:span text:style-name="T4"><text:s text:c="2"/></text:span><text:span text:style-name="T4">Serial.begin(9600);</text:span></text:p>
            <text:p><text:span text:style-name="T4"><text:s text:c="2"/></text:span><text:span text:style-name="T4">pinMode(SPI_PIN_SS, OUTPUT);</text:span></text:p>
            <text:p><text:span text:style-name="T4"><text:s text:c="2"/></text:span><text:span text:style-name="T4">digitalWrite(SPI_PIN_SS, HIGH);</text:span></text:p>
            <text:p><text:span text:style-name="T4"><text:s text:c="2"/></text:span><text:span text:style-name="T4">SPI.begin();</text:span></text:p>
            <text:p><text:span text:style-name="T4">}</text:span></text:p>
            <text:p><text:span text:style-name="T4"/></text:p>
            <text:p><text:span text:style-name="T4">void loop()</text:span></text:p>
            <text:p><text:span text:style-name="T4">{</text:span></text:p>
            <text:p><text:span text:style-name="T4"><text:s text:c="2"/></text:span><text:span text:style-name="T4">int serial_byte = Serial.read();</text:span></text:p>
            <text:p><text:span text:style-name="T4"><text:s text:c="2"/></text:span><text:span text:style-name="T4">int spi_mode = -1;</text:span></text:p>
            <text:p><text:span text:style-name="T4"><text:s text:c="2"/></text:span><text:span text:style-name="T4">byte miso_data;</text:span></text:p>
            <text:p><text:span text:style-name="T4"/></text:p>
          </draw:text-box>
        </draw:frame>
        <draw:frame presentation:style-name="pr4" draw:text-style-name="P6" draw:layer="layout" svg:width="12.023cm" svg:height="13.374cm" svg:x="14.025cm" svg:y="4.914cm" presentation:class="outline" presentation:user-transformed="true">
          <draw:text-box>
            <text:p><text:span text:style-name="T5"><text:s text:c="2"/></text:span><text:span text:style-name="T5">if (serial_byte == '0') spi_mode = SPI_MODE0;</text:span></text:p>
            <text:p><text:span text:style-name="T5"><text:s text:c="2"/></text:span><text:span text:style-name="T5">if (serial_byte == '1') spi_mode = SPI_MODE1;</text:span></text:p>
            <text:p><text:span text:style-name="T5"><text:s text:c="2"/></text:span><text:span text:style-name="T5">if (serial_byte == '2') spi_mode = SPI_MODE2;</text:span></text:p>
            <text:p><text:span text:style-name="T5"><text:s text:c="2"/></text:span><text:span text:style-name="T5">if (serial_byte == '3') spi_mode = SPI_MODE3;</text:span></text:p>
            <text:p><text:span text:style-name="T5"><text:s text:c="2"/></text:span></text:p>
            <text:p><text:span text:style-name="T5"><text:s text:c="2"/></text:span><text:span text:style-name="T5">if (spi_mode != -1)</text:span></text:p>
            <text:p><text:span text:style-name="T5"><text:s text:c="2"/></text:span><text:span text:style-name="T5">{</text:span></text:p>
            <text:p><text:span text:style-name="T5"><text:s text:c="4"/></text:span><text:span text:style-name="T5">// step 1: configure SPI mode</text:span></text:p>
            <text:p><text:span text:style-name="T5"><text:s text:c="4"/></text:span><text:span text:style-name="T5">SPI.setDataMode(spi_mode);</text:span></text:p>
            <text:p><text:span text:style-name="T5"><text:s text:c="4"/></text:span></text:p>
            <text:p><text:span text:style-name="T5"><text:s text:c="4"/></text:span><text:span text:style-name="T5">// step 2: assert slave select</text:span></text:p>
            <text:p><text:span text:style-name="T5"><text:s text:c="4"/></text:span><text:span text:style-name="T5">digitalWrite(SPI_PIN_SS, LOW);</text:span></text:p>
            <text:p><text:span text:style-name="T5"><text:s text:c="4"/></text:span></text:p>
            <text:p><text:span text:style-name="T5"><text:s text:c="4"/></text:span><text:span text:style-name="T5">// step 3: perform SPI transfers</text:span></text:p>
            <text:p><text:span text:style-name="T5"><text:s text:c="4"/></text:span><text:span text:style-name="T5">miso_data = SPI.transfer(0xf0 + spi_mode);</text:span></text:p>
            <text:p><text:span text:style-name="T5"><text:s text:c="4"/></text:span><text:span text:style-name="T5">miso_data = SPI.transfer(miso_data);</text:span></text:p>
            <text:p><text:span text:style-name="T5"/></text:p>
            <text:p><text:span text:style-name="T5"><text:s text:c="4"/></text:span><text:span text:style-name="T5">// step 4: deassert slave select</text:span></text:p>
            <text:p><text:span text:style-name="T5"><text:s text:c="4"/></text:span><text:span text:style-name="T5">digitalWrite(SPI_PIN_SS, HIGH);</text:span></text:p>
            <text:p><text:span text:style-name="T5"><text:s text:c="2"/></text:span><text:span text:style-name="T5">}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gicShifter SPI Example</text:p>
          </draw:text-box>
        </draw:frame>
        <draw:frame presentation:style-name="pr6" draw:text-style-name="P7" draw:layer="layout" svg:width="24.639cm" svg:height="12.18cm" svg:x="1.4cm" svg:y="4.914cm" presentation:class="subtitle">
          <draw:text-box>
            <text:p><text:span text:style-name="T6">[ probing LED driver data on MagicShifter board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Wikipedia Article on SPI</text:p>
                <text:list>
                  <text:list-item>
                    <text:p><text:span text:style-name="T7"><text:a xlink:href="http://en.wikipedia.org/wiki/Serial_Peripheral_Interface_Bus" xlink:type="simple">http://en.wikipedia.org/wiki/Serial_Peripheral_Interface_Bus</text:a></text:span></text:p>
                    <text:p><text:span text:style-name="T7"/></text:p>
                  </text:list-item>
                </text:list>
              </text:list-item>
              <text:list-item>
                <text:p><text:span text:style-name="T8">Arduino SPI Library</text:span></text:p>
                <text:list>
                  <text:list-item>
                    <text:p><text:span text:style-name="T7"><text:a xlink:href="http://arduino.cc/en/Reference/SPI" xlink:type="simple">http://arduino.cc/en/Reference/SPI</text:a></text:span></text:p>
                    <text:p><text:span text:style-name="T7"/></text:p>
                  </text:list-item>
                </text:list>
              </text:list-item>
              <text:list-item>
                <text:p><text:span text:style-name="T8">MagicShifter</text:span></text:p>
                <text:list>
                  <text:list-item>
                    <text:p><text:span text:style-name="T7"><text:a xlink:href="http://magicshifter.net/" xlink:type="simple">http://magicshifter.net/</text:a>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0T13:41:30</meta:creation-date>
    <dc:date>2013-09-22T15:46:57</dc:date>
    <meta:editing-duration>PT2H45M39S</meta:editing-duration>
    <meta:editing-cycles>13</meta:editing-cycles>
    <meta:generator>LibreOffice/3.5$Linux_X86_64 LibreOffice_project/350m1$Build-2</meta:generator>
    <meta:document-statistic meta:object-count="81"/>
  </office:meta>
</office:document-meta>
</file>